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style:font-name="monospace" fo:font-size="10.5pt" fo:letter-spacing="normal" fo:font-style="normal"/>
    </style:style>
    <style:style style:name="T2" style:family="text">
      <style:text-properties fo:font-variant="normal" fo:text-transform="none" fo:color="#212121" style:font-name="monospace" fo:font-size="10.5pt" fo:letter-spacing="normal" fo:font-style="normal" fo:font-weight="normal"/>
    </style:style>
    <style:style style:name="T3" style:family="text">
      <style:text-properties fo:font-variant="normal" fo:text-transform="none" fo:color="#212121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00 épocas</text:p>
      <text:p text:style-name="Standard"/>
      <text:p text:style-name="Standard"/>
      <text:p text:style-name="P1"><text:span text:style-name="T1">Streaming output truncated to the last 5000 lines.</text:span><text:span text:style-name="T3"> </text:span><text:span text:style-name="T2">1.04531709e+09 9.83063416e+08] --------------------------- Amostra: 9646 x_atual: [4305.64 4030.77 4262.05 4120. 4343.59 4625.64 4105.13 4626.67 4223.08 4226.67 4208.21 4284.62 4607.18 4357.44] pesos: [9.84421896e+08 9.01800474e+08 9.60373412e+08 9.27820756e+08 9.77397901e+08 1.03969055e+09 9.16958291e+08 1.03934919e+09 9.59163483e+08 9.52961905e+08 9.46654558e+08 9.63770246e+08 1.04531709e+09 9.83063416e+08] output: 58708100168781.625 heaveside: 1 erro: 1 pesos atualizado: [9.84424049e+08 9.01802490e+08 9.60375543e+08 9.27822816e+08 9.77400073e+08 1.03969287e+09 9.16960344e+08 1.03935150e+09 9.59165594e+08 9.52964019e+08 9.46656662e+08 9.63772389e+08 1.04531939e+09 9.83065595e+08] --------------------------- Amostra: 9647 x_atual: [4254.87 4008.72 4229.74 4104.62 4344.62 4623.59 4104.1 4606.67 4193.85 4207.69 4172.31 4254.36 4548.21 4305.64] pesos: [9.84424049e+08 9.01802490e+08 9.60375543e+08 9.27822816e+08 9.77400073e+08 1.03969287e+09 9.16960344e+08 1.03935150e+09 9.59165594e+08 9.52964019e+08 9.46656662e+08 9.63772389e+08 1.04531939e+09 9.83065595e+08] output: 58348372955448.56 heaveside: 1 sem erros --------------------------- Amostra: 9648 x_atual: [4294.36 4003.59 4270.26 4139.49 4346.67 4611.28 4049.23 4607.69 4188.21 4228.21 4193.85 4278.97 4601.54 4350.26] pesos: [9.84424049e+08 9.01802490e+08 9.60375543e+08 9.27822816e+08 9.77400073e+08 1.03969287e+09 9.16960344e+08 1.03935150e+09 9.59165594e+08 9.52964019e+08 9.46656662e+08 9.63772389e+08 1.04531939e+09 9.83065595e+08] output: 58551706609014.45 heaveside: 1 erro: 1 pesos atualizado: [9.84426196e+08 9.01804491e+08 9.60377678e+08 9.27824885e+08 9.77402246e+08 1.03969517e+09 9.16962369e+08 1.03935381e+09 9.59167689e+08 9.52966133e+08 9.46658759e+08 9.63774528e+08 1.04532169e+09 9.83067770e+08] --------------------------- Amostra: 9649 x_atual: [4280. 3997.95 4248.72 4090.26 4341.03 4622.05 4106.15 4627.18 4216.92 4224.62 4183.08 4271.28 4617.44 4341.54] pesos: [9.84426196e+08 9.01804491e+08 9.60377678e+08 9.27824885e+08 9.77402246e+08 1.03969517e+09 9.16962369e+08 1.03935381e+09 9.59167689e+08 9.52966133e+08 9.46658759e+08 9.63774528e+08 1.04532169e+09 9.83067770e+08] output: 58558943588695.0 heaveside: 1 erro: 1 pesos atualizado: [9.84428336e+08 9.01806490e+08 9.60379803e+08 9.27826931e+08 9.77404417e+08 1.03969748e+09 9.16964422e+08 1.03935612e+09 9.59169797e+08 9.52968245e+08 9.46660850e+08 9.63776664e+08 1.04532400e+09 9.83069940e+08] --------------------------- Amostra: 9650 x_atual: [4294.87 3997.95 4278.46 4121.03 4335.9 4607.18 4054.36 4613.85 4201.54 4226.67 4197.95 4280.51 4592.31 4352.82] pesos: [9.84428336e+08 9.01806490e+08 9.60379803e+08 9.27826931e+08 9.77404417e+08 1.03969748e+09 9.16964422e+08 1.03935612e+09 9.59169797e+08 9.52968245e+08 9.46660850e+08 9.63776664e+08 1.04532400e+09 9.83069940e+08] output: 58543998025272.375 heaveside: 1 erro: 1 pesos atualizado: [9.84430483e+08 9.01808489e+08 9.60381942e+08 9.27828991e+08 9.77406585e+08 1.03969979e+09 9.16966449e+08 1.03935843e+09 9.59171898e+08 9.52970358e+08 9.46662949e+08 9.63778804e+08 1.04532630e+09 9.83072117e+08] --------------------------- Amostra: 9651 x_atual: [4427.18 4084.62 4312.31 4170.26 4329.23 4596.92 4051.28 4602.56 4186.67 4220. 4221.54 4320. 4654.36 4477.95] pesos: [9.84430483e+08 9.01808489e+08 9.60381942e+08 9.27828991e+08 9.77406585e+08 1.03969979e+09 9.16966449e+08 1.03935843e+09 9.59171898e+08 9.52970358e+08 9.46662949e+08 9.63778804e+08 1.04532630e+09 9.83072117e+08] output: 59026624479813.97 heaveside: 1 sem erros --------------------------- Amostra: 9652 x_atual: [4285.13 3966.15 4233.85 4104.1 4322.05 4593.33 4069.74 4597.44 4178.97 4223.08 4182.05 4274.87 4604.1 4358.46] pesos: [9.84430483e+08 9.01808489e+08 9.60381942e+08 9.27828991e+08 9.77406585e+08 1.03969979e+09 9.16966449e+08 1.03935843e+09 9.59171898e+08 9.52970358e+08 9.46662949e+08 9.63778804e+08 1.04532630e+09 9.83072117e+08] output: 58388732609590.59 heaveside: 1 erro: 1 pesos atualizado: [9.84432626e+08 9.01810472e+08 9.60384059e+08 9.27831043e+08 9.77408746e+08 1.03970208e+09 9.16968484e+08 1.03936073e+09 9.59173987e+08 </text:span><text:soft-page-break/><text:span text:style-name="T2">9.52972470e+08 9.46665040e+08 9.63780942e+08 1.04532860e+09 9.83074296e+08] --------------------------- Amostra: 9653 x_atual: [4354.36 4017.95 4281.54 4134.36 4317.95 4599.49 4061.54 4620. 4195.38 4234.87 4224.1 4292.82 4637.95 4420.51] pesos: [9.84432626e+08 9.01810472e+08 9.60384059e+08 9.27831043e+08 9.77408746e+08 1.03970208e+09 9.16968484e+08 1.03936073e+09 9.59173987e+08 9.52972470e+08 9.46665040e+08 9.63780942e+08 1.04532860e+09 9.83074296e+08] output: 58776397225820.92 heaveside: 1 erro: 1 pesos atualizado: [9.84434803e+08 9.01812481e+08 9.60386200e+08 9.27833110e+08 9.77410905e+08 1.03970438e+09 9.16970515e+08 1.03936304e+09 9.59176085e+08 9.52974587e+08 9.46667152e+08 9.63783088e+08 1.04533092e+09 9.83076506e+08] --------------------------- Amostra: 9654 x_atual: [4303.08 4007.18 4269.23 4131.28 4342.05 4622.56 4058.97 4630.77 4217.44 4244.1 4205.13 4280.51 4608.72 4360.51] pesos: [9.84434803e+08 9.01812481e+08 9.60386200e+08 9.27833110e+08 9.77410905e+08 1.03970438e+09 9.16970515e+08 1.03936304e+09 9.59176085e+08 9.52974587e+08 9.46667152e+08 9.63783088e+08 1.04533092e+09 9.83076506e+08] output: 58668625552048.03 heaveside: 1 erro: 1 pesos atualizado: [9.84436955e+08 9.01814485e+08 9.60388334e+08 9.27835176e+08 9.77413076e+08 1.03970669e+09 9.16972544e+08 1.03936535e+09 9.59178194e+08 9.52976709e+08 9.46669255e+08 9.63785228e+08 1.04533322e+09 9.83078687e+08] --------------------------- Amostra: 9655 x_atual: [4294.36 4001.03 4246.15 4099.49 4339.49 4631.79 4096.41 4626.15 4205.64 4227.69 4188.72 4275.38 4574.87 4335.9 ] pesos: [9.84436955e+08 9.01814485e+08 9.60388334e+08 9.27835176e+08 9.77413076e+08 1.03970669e+09 9.16972544e+08 1.03936535e+09 9.59178194e+08 9.52976709e+08 9.46669255e+08 9.63785228e+08 1.04533322e+09 9.83078687e+08] output: 58532573585901.41 heaveside: 1 sem erros --------------------------- Amostra: 9656 x_atual: [4297.44 3980. 4265.13 4116.41 4346.67 4621.03 4078.46 4625.13 4207.69 4234.87 4210.26 4278.97 4620.51 4350.26] pesos: [9.84436955e+08 9.01814485e+08 9.60388334e+08 9.27835176e+08 9.77413076e+08 1.03970669e+09 9.16972544e+08 1.03936535e+09 9.59178194e+08 9.52976709e+08 9.46669255e+08 9.63785228e+08 1.04533322e+09 9.83078687e+08] output: 58623364357872.45 heaveside: 1 sem erros --------------------------- Amostra: 9657 x_atual: [4297.44 3968.21 4247.18 4087.69 4320.51 4612.31 4065.64 4626.15 4210.77 4228.72 4204.1 4277.44 4590.77 4365.13] pesos: [9.84436955e+08 9.01814485e+08 9.60388334e+08 9.27835176e+08 9.77413076e+08 1.03970669e+09 9.16972544e+08 1.03936535e+09 9.59178194e+08 9.52976709e+08 9.46669255e+08 9.63785228e+08 1.04533322e+09 9.83078687e+08] output: 58496832322576.3 heaveside: 1 erro: 1 pesos atualizado: [9.84439103e+08 9.01816469e+08 9.60390458e+08 9.27837220e+08 9.77415236e+08 1.03970900e+09 9.16974577e+08 1.03936767e+09 9.59180299e+08 9.52978824e+08 9.46671357e+08 9.63787367e+08 1.04533552e+09 9.83080869e+08] --------------------------- Amostra: 9658 x_atual: [4293.85 3977.44 4261.54 4123.59 4336.41 4623.08 4068.21 4644.1 4235.38 4247.69 4209.74 4288.21 4601.54 4358.97] pesos: [9.84439103e+08 9.01816469e+08 9.60390458e+08 9.27837220e+08 9.77415236e+08 1.03970900e+09 9.16974577e+08 1.03936767e+09 9.59180299e+08 9.52978824e+08 9.46671357e+08 9.63787367e+08 1.04533552e+09 9.83080869e+08] output: 58659208768250.516 heaveside: 1 erro: 1 pesos atualizado: [9.84441250e+08 9.01818458e+08 9.60392589e+08 9.27839282e+08 9.77417404e+08 1.03971131e+09 9.16976611e+08 1.03936999e+09 9.59182417e+08 9.52980948e+08 9.46673462e+08 9.63789511e+08 1.04533782e+09 9.83083049e+08] --------------------------- Amostra: 9659 x_atual: [4292.31 4007.69 4243.08 4120.51 4327.18 4601.54 4056.41 4593.33 4177.44 4207.18 4174.36 4254.87 4573.33 4340.51] pesos: [9.84441250e+08 9.01818458e+08 9.60392589e+08 9.27839282e+08 9.77417404e+08 1.03971131e+09 9.16976611e+08 1.03936999e+09 9.59182417e+08 9.52980948e+08 9.46673462e+08 9.63789511e+08 1.04533782e+09 9.83083049e+08] output: 58362067024605.49 heaveside: 1 erro: 1 pesos atualizado: [9.84443396e+08 9.01820462e+08 9.60394710e+08 9.27841342e+08 9.77419568e+08 1.03971361e+09 9.16978639e+08 1.03937228e+09 9.59184505e+08 9.52983051e+08 9.46675549e+08 9.63791638e+08 1.04534010e+09 9.83085219e+08] --------------------------- Amostra: 9660 x_atual: [4297.44 4001.54 4272.31 4108.72 4327.18 4605.64 4049.74 4622.56 4207.69 4226.15 4203.08 4286.15 4591.79 4363.59] pesos: [9.84443396e+08 9.01820462e+08 9.60394710e+08 </text:span><text:soft-page-break/><text:span text:style-name="T2">9.27841342e+08 9.77419568e+08 1.03971361e+09 9.16978639e+08 1.03937228e+09 9.59184505e+08 9.52983051e+08 9.46675549e+08 9.63791638e+08 1.04534010e+09 9.83085219e+08] output: 58553776148470.016 heaveside: 1 erro: 1 pesos atualizado: [9.84445545e+08 9.01822462e+08 9.60396846e+08 9.27843396e+08 9.77421732e+08 1.03971591e+09 9.16980664e+08 1.03937460e+09 9.59186609e+08 9.52985164e+08 9.46677651e+08 9.63793782e+08 1.04534240e+09 9.83087401e+08] --------------------------- Amostra: 9661 x_atual: [4364.62 4068.72 4330.26 4182.56 4378.46 4686.15 4118.97 4669.23 4250.77 4288.72 4267.18 4337.95 4672.31 4415.9 ] pesos: [9.84445545e+08 9.01822462e+08 9.60396846e+08 9.27843396e+08 9.77421732e+08 1.03971591e+09 9.16980664e+08 1.03937460e+09 9.59186609e+08 9.52985164e+08 9.46677651e+08 9.63793782e+08 1.04534240e+09 9.83087401e+08] output: 59397764876824.125 heaveside: 1 sem erros --------------------------- Amostra: 9662 x_atual: [4278.97 3995.38 4252.82 4113.85 4329.74 4614.87 4049.74 4610.77 4193.85 4218.97 4175.9 4259.49 4590.26 4333.85] pesos: [9.84445545e+08 9.01822462e+08 9.60396846e+08 9.27843396e+08 9.77421732e+08 1.03971591e+09 9.16980664e+08 1.03937460e+09 9.59186609e+08 9.52985164e+08 9.46677651e+08 9.63793782e+08 1.04534240e+09 9.83087401e+08] output: 58413674579329.17 heaveside: 1 sem erros --------------------------- Amostra: 9663 x_atual: [4286.67 3986.67 4262.56 4120. 4328.21 4607.69 4048.21 4614.87 4182.56 4222.56 4209.23 4278.46 4593.85 4355.9 ] pesos: [9.84445545e+08 9.01822462e+08 9.60396846e+08 9.27843396e+08 9.77421732e+08 1.03971591e+09 9.16980664e+08 1.03937460e+09 9.59186609e+08 9.52985164e+08 9.46677651e+08 9.63793782e+08 1.04534240e+09 9.83087401e+08] output: 58490216068916.25 heaveside: 1 erro: 1 pesos atualizado: [9.84447688e+08 9.01824456e+08 9.60398978e+08 9.27845456e+08 9.77423896e+08 1.03971822e+09 9.16982688e+08 1.03937690e+09 9.59188701e+08 9.52987276e+08 9.46679755e+08 9.63795921e+08 1.04534470e+09 9.83089579e+08] --------------------------- Amostra: 9664 x_atual: [4229.23 3980.51 4231.79 4104.62 4331.79 4612.31 4065.13 4595.38 4192.82 4214.36 4175.9 4248.72 4562.56 4292.82] pesos: [9.84447688e+08 9.01824456e+08 9.60398978e+08 9.27845456e+08 9.77423896e+08 1.03971822e+09 9.16982688e+08 1.03937690e+09 9.59188701e+08 9.52987276e+08 9.46679755e+08 9.63795921e+08 1.04534470e+09 9.83089579e+08] output: 58235070752682.41 heaveside: 1 sem erros --------------------------- Amostra: 9665 x_atual: [4286.15 4055.38 4251.79 4140.51 4348.21 4619.49 4045.64 4603.08 4180.51 4198.46 4168.72 4259.49 4565.64 4315.38] pesos: [9.84447688e+08 9.01824456e+08 9.60398978e+08 9.27845456e+08 9.77423896e+08 1.03971822e+09 9.16982688e+08 1.03937690e+09 9.59188701e+08 9.52987276e+08 9.46679755e+08 9.63795921e+08 1.04534470e+09 9.83089579e+08] output: 58426800125223.7 heaveside: 1 sem erros --------------------------- Amostra: 9666 x_atual: [4291.79 4013.33 4264.62 4128.21 4324.62 4614.87 4042.56 4607.18 4191.79 4224.1 4194.36 4272.82 4611.79 4345.13] pesos: [9.84447688e+08 9.01824456e+08 9.60398978e+08 9.27845456e+08 9.77423896e+08 1.03971822e+09 9.16982688e+08 1.03937690e+09 9.59188701e+08 9.52987276e+08 9.46679755e+08 9.63795921e+08 1.04534470e+09 9.83089579e+08] output: 58518780405931.64 heaveside: 1 erro: 1 pesos atualizado: [9.84449834e+08 9.01826462e+08 9.60401110e+08 9.27847520e+08 9.77426058e+08 1.03972053e+09 9.16984709e+08 1.03937921e+09 9.59190796e+08 9.52989388e+08 9.46681852e+08 9.63798057e+08 1.04534700e+09 9.83091751e+08] --------------------------- Amostra: 9667 x_atual: [4310.77 4027.18 4267.18 4122.05 4350.26 4628.72 4116.41 4629.74 4230.26 4252.31 4220.51 4291.28 4629.23 4369.74] pesos: [9.84449834e+08 9.01826462e+08 9.60401110e+08 9.27847520e+08 9.77426058e+08 1.03972053e+09 9.16984709e+08 1.03937921e+09 9.59190796e+08 9.52989388e+08 9.46681852e+08 9.63798057e+08 1.04534700e+09 9.83091751e+08] output: 58826213146227.17 heaveside: 1 erro: 1 pesos atualizado: [9.84451990e+08 9.01828476e+08 9.60403243e+08 9.27849581e+08 9.77428233e+08 1.03972284e+09 9.16986768e+08 1.03938152e+09 9.59192912e+08 9.52991514e+08 9.46683963e+08 9.63800203e+08 1.04534932e+09 9.83093936e+08] --------------------------- Amostra: 9668 x_atual: [4304.1 4043.08 4262.05 4109.23 4348.21 4621.54 4073.85 4610.77 4209.23 4227.69 4198.46 4274.36 4610.26 4345.13] pesos: [9.84451990e+08 9.01828476e+08 9.60403243e+08 9.27849581e+08 9.77428233e+08 1.03972284e+09 9.16986768e+08 1.03938152e+09 </text:span><text:soft-page-break/><text:span text:style-name="T2">9.59192912e+08 9.52991514e+08 9.46683963e+08 9.63800203e+08 1.04534932e+09 9.83093936e+08] output: 58624241214451.46 heaveside: 1 sem erros --------------------------- Amostra: 9669 x_atual: [4303.59 4008.72 4269.23 4118.46 4339.49 4609.74 4063.08 4621.54 4206.67 4229.23 4189.23 4286.15 4609.23 4366.15] pesos: [9.84451990e+08 9.01828476e+08 9.60403243e+08 9.27849581e+08 9.77428233e+08 1.03972284e+09 9.16986768e+08 1.03938152e+09 9.59192912e+08 9.52991514e+08 9.46683963e+08 9.63800203e+08 1.04534932e+09 9.83093936e+08] output: 58609963661448.22 heaveside: 1 erro: 1 pesos atualizado: [9.84454142e+08 9.01830480e+08 9.60405378e+08 9.27851641e+08 9.77430403e+08 1.03972515e+09 9.16988799e+08 1.03938383e+09 9.59195015e+08 9.52993628e+08 9.46686057e+08 9.63802346e+08 1.04535162e+09 9.83096119e+08] --------------------------- Amostra: 9670 x_atual: [4280. 3941.03 4248.21 4085.13 4324.62 4612.82 4096.92 4634.87 4218.97 4237.95 4232.82 4296.92 4648.21 4358.46] pesos: [9.84454142e+08 9.01830480e+08 9.60405378e+08 9.27851641e+08 9.77430403e+08 1.03972515e+09 9.16988799e+08 1.03938383e+09 9.59195015e+08 9.52993628e+08 9.46686057e+08 9.63802346e+08 1.04535162e+09 9.83096119e+08] output: 58613208283496.375 heaveside: 1 erro: 1 pesos atualizado: [9.84456282e+08 9.01832451e+08 9.60407502e+08 9.27853683e+08 9.77432565e+08 1.03972745e+09 9.16990848e+08 1.03938615e+09 9.59197124e+08 9.52995747e+08 9.46688174e+08 9.63804494e+08 1.04535395e+09 9.83098298e+08] --------------------------- Amostra: 9671 x_atual: [4377.95 4013.85 4280.51 4118.46 4334.87 4618.97 4070.26 4620.51 4216.92 4248.21 4246.67 4308.21 4689.74 4443.59] pesos: [9.84456282e+08 9.01832451e+08 9.60407502e+08 9.27853683e+08 9.77432565e+08 1.03972745e+09 9.16990848e+08 1.03938615e+09 9.59197124e+08 9.52995747e+08 9.46688174e+08 9.63804494e+08 1.04535395e+09 9.83098298e+08] output: 58973333048767.66 heaveside: 1 sem erros --------------------------- Amostra: 9672 x_atual: [4246.67 4006.15 4216.92 4100. 4346.67 4615.9 4066.67 4615.38 4182.56 4214.87 4175.38 4245.13 4549.74 4310.26] pesos: [9.84456282e+08 9.01832451e+08 9.60407502e+08 9.27853683e+08 9.77432565e+08 1.03972745e+09 9.16990848e+08 1.03938615e+09 9.59197124e+08 9.52995747e+08 9.46688174e+08 9.63804494e+08 1.04535395e+09 9.83098298e+08] output: 58288223591640.69 heaveside: 1 sem erros --------------------------- Amostra: 9673 x_atual: [4235.38 4021.03 4245.64 4133.85 4345.13 4615.9 4051.28 4603.08 4182.05 4178.46 4134.36 4242.56 4484.1 4268.21] pesos: [9.84456282e+08 9.01832451e+08 9.60407502e+08 9.27853683e+08 9.77432565e+08 1.03972745e+09 9.16990848e+08 1.03938615e+09 9.59197124e+08 9.52995747e+08 9.46688174e+08 9.63804494e+08 1.04535395e+09 9.83098298e+08] output: 58134662704158.64 heaveside: 1 sem erros --------------------------- Amostra: 9674 x_atual: [4265.64 3957.95 4277.95 4122.56 4331.28 4623.08 4075.38 4626.67 4207.69 4223.08 4188.72 4287.69 4585.64 4326.67] pesos: [9.84456282e+08 9.01832451e+08 9.60407502e+08 9.27853683e+08 9.77432565e+08 1.03972745e+09 9.16990848e+08 1.03938615e+09 9.59197124e+08 9.52995747e+08 9.46688174e+08 9.63804494e+08 1.04535395e+09 9.83098298e+08] output: 58494358576052.42 heaveside: 1 sem erros --------------------------- Amostra: 9675 x_atual: [4271.79 3983.08 4253.33 4110.26 4334.36 4602.05 4054.87 4625.64 4210.77 4217.95 4207.18 4282.05 4589.74 4351.79] pesos: [9.84456282e+08 9.01832451e+08 9.60407502e+08 9.27853683e+08 9.77432565e+08 1.03972745e+09 9.16990848e+08 1.03938615e+09 9.59197124e+08 9.52995747e+08 9.46688174e+08 9.63804494e+08 1.04535395e+09 9.83098298e+08] output: 58488372018380.91 heaveside: 1 erro: 1 pesos atualizado: [9.84458417e+08 9.01834442e+08 9.60409629e+08 9.27855738e+08 9.77434732e+08 1.03972975e+09 9.16992875e+08 1.03938846e+09 9.59199230e+08 9.52997856e+08 9.46690277e+08 9.63806635e+08 1.04535624e+09 9.83100474e+08] --------------------------- Amostra: 9676 x_atual: [4302.05 4022.56 4262.05 4136.41 4345.13 4617.95 4073.33 4589.74 4196.92 4238.97 4197.44 4269.23 4604.62 4347.18] pesos: [9.84458417e+08 9.01834442e+08 9.60409629e+08 9.27855738e+08 9.77434732e+08 1.03972975e+09 9.16992875e+08 1.03938846e+09 9.59199230e+08 9.52997856e+08 9.46690277e+08 9.63806635e+08 1.04535624e+09 9.83100474e+08] output: 58589399052133.125 heaveside: 1 erro: 1 pesos atualizado: [9.84460568e+08 9.01836454e+08 9.60411760e+08 9.27857806e+08 9.77436905e+08 1.03973206e+09 9.16994912e+08 1.03939076e+09 9.59201328e+08 9.52999976e+08 9.46692376e+08 </text:span><text:soft-page-break/><text:span text:style-name="T2">9.63808770e+08 1.04535854e+09 9.83102648e+08] --------------------------- Amostra: 9677 x_atual: [4310.77 4003.59 4273.33 4132.82 4325.64 4606.15 4059.49 4615.9 4206.67 4228.72 4191.79 4285.13 4605.64 4370.26] pesos: [9.84460568e+08 9.01836454e+08 9.60411760e+08 9.27857806e+08 9.77436905e+08 1.03973206e+09 9.16994912e+08 1.03939076e+09 9.59201328e+08 9.52999976e+08 9.46692376e+08 9.63808770e+08 1.04535854e+09 9.83102648e+08] output: 58605003978096.97 heaveside: 1 erro: 1 pesos atualizado: [9.84462724e+08 9.01838456e+08 9.60413897e+08 9.27859873e+08 9.77439068e+08 1.03973436e+09 9.16996941e+08 1.03939307e+09 9.59203432e+08 9.53002090e+08 9.46694472e+08 9.63810913e+08 1.04536085e+09 9.83104833e+08] --------------------------- Amostra: 9678 x_atual: [4289.23 4012.31 4262.05 4123.08 4350.26 4628.72 4084.62 4623.59 4211.28 4235.38 4206.67 4270.77 4590.26 4355.38] pesos: [9.84462724e+08 9.01838456e+08 9.60413897e+08 9.27859873e+08 9.77439068e+08 1.03973436e+09 9.16996941e+08 1.03939307e+09 9.59203432e+08 9.53002090e+08 9.46694472e+08 9.63810913e+08 1.04536085e+09 9.83104833e+08] output: 58630799184491.195 heaveside: 1 sem erros --------------------------- Amostra: 9679 x_atual: [4296.92 4025.13 4268.21 4124.62 4336.41 4620.51 4071.79 4602.05 4188.21 4228.72 4194.36 4281.03 4595.38 4342.56] pesos: [9.84462724e+08 9.01838456e+08 9.60413897e+08 9.27859873e+08 9.77439068e+08 1.03973436e+09 9.16996941e+08 1.03939307e+09 9.59203432e+08 9.53002090e+08 9.46694472e+08 9.63810913e+08 1.04536085e+09 9.83104833e+08] output: 58563556895536.42 heaveside: 1 sem erros --------------------------- Amostra: 9680 x_atual: [4294.36 4007.18 4264.62 4108.72 4347.69 4625.64 4071.79 4622.05 4217.44 4251.28 4221.54 4293.33 4608.21 4367.18] pesos: [9.84462724e+08 9.01838456e+08 9.60413897e+08 9.27859873e+08 9.77439068e+08 1.03973436e+09 9.16996941e+08 1.03939307e+09 9.59203432e+08 9.53002090e+08 9.46694472e+08 9.63810913e+08 1.04536085e+09 9.83104833e+08] output: 58688534318185.09 heaveside: 1 sem erros --------------------------- Amostra: 9681 x_atual: [4286.15 4036.41 4262.56 4122.56 4345.64 4623.08 4081.54 4614.87 4207.18 4228.21 4208.72 4271.28 4607.69 4347.69] pesos: [9.84462724e+08 9.01838456e+08 9.60413897e+08 9.27859873e+08 9.77439068e+08 1.03973436e+09 9.16996941e+08 1.03939307e+09 9.59203432e+08 9.53002090e+08 9.46694472e+08 9.63810913e+08 1.04536085e+09 9.83104833e+08] output: 58629568013180.41 heaveside: 1 sem erros --------------------------- Amostra: 9682 x_atual: [4304.62 4031.79 4268.21 4123.08 4357.44 4634.87 4083.08 4610.77 4198.46 4229.74 4203.08 4263.08 4599.49 4372.82] pesos: [9.84462724e+08 9.01838456e+08 9.60413897e+08 9.27859873e+08 9.77439068e+08 1.03973436e+09 9.16996941e+08 1.03939307e+09 9.59203432e+08 9.53002090e+08 9.46694472e+08 9.63810913e+08 1.04536085e+09 9.83104833e+08] output: 58666420983034.17 heaveside: 1 erro: 1 pesos atualizado: [9.84464876e+08 9.01840471e+08 9.60416031e+08 9.27861934e+08 9.77441246e+08 1.03973668e+09 9.16998983e+08 1.03939537e+09 9.59205531e+08 9.53004205e+08 9.46696574e+08 9.63813044e+08 1.04536315e+09 9.83107019e+08] --------------------------- Amostra: 9683 x_atual: [4298.46 4009.74 4267.18 4105.64 4333.33 4616.41 4057.44 4614.87 4201.03 4236.41 4165.64 4273.85 4603.08 4358.97] pesos: [9.84464876e+08 9.01840471e+08 9.60416031e+08 9.27861934e+08 9.77441246e+08 1.03973668e+09 9.16998983e+08 1.03939537e+09 9.59205531e+08 9.53004205e+08 9.46696574e+08 9.63813044e+08 1.04536315e+09 9.83107019e+08] output: 58535314458809.9 heaveside: 1 sem erros --------------------------- Amostra: 9684 x_atual: [4287.69 3978.97 4263.08 4114.87 4339.49 4622.05 4056.41 4615.9 4202.56 4239.49 4206.67 4275.9 4604.62 4357.44] pesos: [9.84464876e+08 9.01840471e+08 9.60416031e+08 9.27861934e+08 9.77441246e+08 1.03973668e+09 9.16998983e+08 1.03939537e+09 9.59205531e+08 9.53004205e+08 9.46696574e+08 9.63813044e+08 1.04536315e+09 9.83107019e+08] output: 58558927142031.29 heaveside: 1 erro: 1 pesos atualizado: [9.84467020e+08 9.01842461e+08 9.60418162e+08 9.27863992e+08 9.77443416e+08 1.03973899e+09 9.17001011e+08 1.03939768e+09 9.59207632e+08 9.53006325e+08 9.46698677e+08 9.63815182e+08 1.04536545e+09 9.83109198e+08] --------------------------- Amostra: 9685 x_atual: [4409.74 4046.67 4285.13 4127.69 4327.18 4609.23 4061.03 4625.13 4209.23 4252.31 4255.9 4315.9 4690.26 4487.69] pesos: [9.84467020e+08 9.01842461e+08 9.60418162e+08 9.27863992e+08 9.77443416e+08 </text:span><text:soft-page-break/><text:span text:style-name="T2">1.03973899e+09 9.17001011e+08 1.03939768e+09 9.59207632e+08 9.53006325e+08 9.46698677e+08 9.63815182e+08 1.04536545e+09 9.83109198e+08] output: 59083155566384.25 heaveside: 1 erro: 1 pesos atualizado: [9.84469225e+08 9.01844484e+08 9.60420305e+08 9.27866056e+08 9.77445580e+08 1.03974130e+09 9.17003042e+08 1.03939999e+09 9.59209737e+08 9.53008451e+08 9.46700805e+08 9.63817340e+08 1.04536779e+09 9.83111442e+08] --------------------------- Amostra: 9686 x_atual: [4359.49 4009.23 4282.56 4121.03 4340. 4630.77 4105.13 4634.87 4213.85 4231.79 4230.77 4315.9 4644.62 4410.26] pesos: [9.84469225e+08 9.01844484e+08 9.60420305e+08 9.27866056e+08 9.77445580e+08 1.03974130e+09 9.17003042e+08 1.03939999e+09 9.59209737e+08 9.53008451e+08 9.46700805e+08 9.63817340e+08 1.04536779e+09 9.83111442e+08] output: 58914147727520.45 heaveside: 1 erro: 1 pesos atualizado: [9.84471405e+08 9.01846489e+08 9.60422446e+08 9.27868116e+08 9.77447750e+08 1.03974361e+09 9.17005094e+08 1.03940231e+09 9.59211844e+08 9.53010567e+08 9.46702920e+08 9.63819498e+08 1.04537012e+09 9.83113647e+08] --------------------------- Amostra: 9687 x_atual: [4285.64 4027.69 4251.28 4127.18 4350.77 4631.28 4098.97 4598.97 4191.28 4206.67 4176.41 4257.44 4568.72 4318.46] pesos: [9.84471405e+08 9.01846489e+08 9.60422446e+08 9.27868116e+08 9.77447750e+08 1.03974361e+09 9.17005094e+08 1.03940231e+09 9.59211844e+08 9.53010567e+08 9.46702920e+08 9.63819498e+08 1.04537012e+09 9.83113647e+08] output: 58478992057518.69 heaveside: 1 sem erros --------------------------- Amostra: 9688 x_atual: [4403.59 4015.38 4292.31 4134.87 4346.15 4627.69 4081.54 4610.26 4191.28 4258.97 4232.31 4312.31 4665.64 4456.92] pesos: [9.84471405e+08 9.01846489e+08 9.60422446e+08 9.27868116e+08 9.77447750e+08 1.03974361e+09 9.17005094e+08 1.03940231e+09 9.59211844e+08 9.53010567e+08 9.46702920e+08 9.63819498e+08 1.04537012e+09 9.83113647e+08] output: 59011140242248.125 heaveside: 1 erro: 1 pesos atualizado: [9.84473606e+08 9.01848497e+08 9.60424592e+08 9.27870184e+08 9.77449923e+08 1.03974593e+09 9.17007135e+08 1.03940461e+09 9.59213939e+08 9.53012696e+08 9.46705036e+08 9.63821654e+08 1.04537245e+09 9.83115876e+08] --------------------------- Amostra: 9689 x_atual: [4230.26 4025.13 4216.41 4105.13 4328.72 4616.41 4058.46 4589.23 4168.72 4181.03 4153.85 4227.18 4550.77 4282.05] pesos: [9.84473606e+08 9.01848497e+08 9.60424592e+08 9.27870184e+08 9.77449923e+08 1.03974593e+09 9.17007135e+08 1.03940461e+09 9.59213939e+08 9.53012696e+08 9.46705036e+08 9.63821654e+08 1.04537245e+09 9.83115876e+08] output: 58132900732420.766 heaveside: 1 sem erros --------------------------- Amostra: 9690 x_atual: [4260.51 4016.41 4231.79 4106.15 4332.82 4611.79 4060.51 4601.54 4180. 4202.05 4169.74 4244.1 4568.72 4311.79] pesos: [9.84473606e+08 9.01848497e+08 9.60424592e+08 9.27870184e+08 9.77449923e+08 1.03974593e+09 9.17007135e+08 1.03940461e+09 9.59213939e+08 9.53012696e+08 9.46705036e+08 9.63821654e+08 1.04537245e+09 9.83115876e+08] output: 58294619118989.195 heaveside: 1 sem erros --------------------------- Amostra: 9691 x_atual: [4256.92 3967.69 4218.46 4106.67 4317.44 4600.51 4062.05 4591.79 4177.95 4217.95 4173.33 4253.85 4589.23 4332.82] pesos: [9.84473606e+08 9.01848497e+08 9.60424592e+08 9.27870184e+08 9.77449923e+08 1.03974593e+09 9.17007135e+08 1.03940461e+09 9.59213939e+08 9.53012696e+08 9.46705036e+08 9.63821654e+08 1.04537245e+09 9.83115876e+08] output: 58267441276099.516 heaveside: 1 erro: 1 pesos atualizado: [9.84475735e+08 9.01850480e+08 9.60426701e+08 9.27872237e+08 9.77452082e+08 1.03974823e+09 9.17009166e+08 1.03940691e+09 9.59216028e+08 9.53014805e+08 9.46707123e+08 9.63823781e+08 1.04537474e+09 9.83118042e+08] --------------------------- Amostra: 9692 x_atual: [4432.82 4103.08 4302.05 4167.69 4357.44 4623.08 4074.87 4615.38 4196.41 4241.54 4230.26 4314.36 4692.82 4491.79] pesos: [9.84475735e+08 9.01850480e+08 9.60426701e+08 9.27872237e+08 9.77452082e+08 1.03974823e+09 9.17009166e+08 1.03940691e+09 9.59216028e+08 9.53014805e+08 9.46707123e+08 9.63823781e+08 1.04537474e+09 9.83118042e+08] output: 59215564452229.81 heaveside: 1 sem erros --------------------------- Amostra: 9693 x_atual: [4320.51 4051.28 4281.54 4158.46 4340. 4626.15 4066.15 4589.74 4178.46 4214.87 4191.79 4271.28 4584.62 4358.97] pesos: [9.84475735e+08 9.01850480e+08 9.60426701e+08 9.27872237e+08 9.77452082e+08 1.03974823e+09 9.17009166e+08 1.03940691e+09 9.59216028e+08 9.53014805e+08 </text:span><text:soft-page-break/><text:span text:style-name="T2">9.46707123e+08 9.63823781e+08 1.04537474e+09 9.83118042e+08] output: 58617254595178.125 heaveside: 1 erro: 1 pesos atualizado: [9.84477895e+08 9.01852506e+08 9.60428842e+08 9.27874316e+08 9.77454252e+08 1.03975054e+09 9.17011199e+08 1.03940920e+09 9.59218117e+08 9.53016913e+08 9.46709219e+08 9.63825917e+08 1.04537704e+09 9.83120221e+08] --------------------------- Amostra: 9694 x_atual: [4274.87 4030.26 4250.77 4122.05 4340. 4623.59 4070.26 4610.77 4210.77 4223.59 4196.92 4262.56 4603.59 4341.03] pesos: [9.84477895e+08 9.01852506e+08 9.60428842e+08 9.27874316e+08 9.77454252e+08 1.03975054e+09 9.17011199e+08 1.03940920e+09 9.59218117e+08 9.53016913e+08 9.46709219e+08 9.63825917e+08 1.04537704e+09 9.83120221e+08] output: 58551073841589.8 heaveside: 1 sem erros --------------------------- Amostra: 9695 x_atual: [4279.49 3986.67 4253.33 4113.33 4338.97 4616.92 4067.18 4610.77 4197.44 4218.97 4204.1 4271.28 4603.08 4336.41] pesos: [9.84477895e+08 9.01852506e+08 9.60428842e+08 9.27874316e+08 9.77454252e+08 1.03975054e+09 9.17011199e+08 1.03940920e+09 9.59218117e+08 9.53016913e+08 9.46709219e+08 9.63825917e+08 1.04537704e+09 9.83120221e+08] output: 58492849164881.19 heaveside: 1 sem erros --------------------------- Amostra: 9696 x_atual: [4290.77 4053.33 4264.1 4124.62 4349.23 4631.79 4067.69 4593.85 4198.46 4224.1 4200.51 4272.82 4608.72 4349.23] pesos: [9.84477895e+08 9.01852506e+08 9.60428842e+08 9.27874316e+08 9.77454252e+08 1.03975054e+09 9.17011199e+08 1.03940920e+09 9.59218117e+08 9.53016913e+08 9.46709219e+08 9.63825917e+08 1.04537704e+09 9.83120221e+08] output: 58615714239152.7 heaveside: 1 sem erros --------------------------- Amostra: 9697 x_atual: [4277.44 4003.59 4258.97 4114.36 4341.54 4614.36 4076.41 4611.28 4204.62 4221.03 4203.08 4268.21 4590.77 4360. ] pesos: [9.84477895e+08 9.01852506e+08 9.60428842e+08 9.27874316e+08 9.77454252e+08 1.03975054e+09 9.17011199e+08 1.03940920e+09 9.59218117e+08 9.53016913e+08 9.46709219e+08 9.63825917e+08 1.04537704e+09 9.83120221e+08] output: 58536556293590.85 heaveside: 1 erro: 1 pesos atualizado: [9.84480034e+08 9.01854508e+08 9.60430972e+08 9.27876373e+08 9.77456422e+08 1.03975285e+09 9.17013237e+08 1.03941151e+09 9.59220220e+08 9.53019023e+08 9.46711320e+08 9.63828051e+08 1.04537933e+09 9.83122401e+08] --------------------------- Amostra: 9698 x_atual: [4297.95 4028.72 4253.85 4122.56 4347.69 4618.46 4075.9 4598.97 4192.82 4218.97 4194.36 4269.23 4609.23 4345.64] pesos: [9.84480034e+08 9.01854508e+08 9.60430972e+08 9.27876373e+08 9.77456422e+08 1.03975285e+09 9.17013237e+08 1.03941151e+09 9.59220220e+08 9.53019023e+08 9.46711320e+08 9.63828051e+08 1.04537933e+09 9.83122401e+08] output: 58563869541921.16 heaveside: 1 sem erros --------------------------- Amostra: 9699 x_atual: [4277.95 3963.59 4246.15 4104.1 4340.51 4614.36 4075.9 4606.15 4190.26 4234.36 4190.77 4264.62 4586.67 4336.92] pesos: [9.84480034e+08 9.01854508e+08 9.60430972e+08 9.27876373e+08 9.77456422e+08 1.03975285e+09 9.17013237e+08 1.03941151e+09 9.59220220e+08 9.53019023e+08 9.46711320e+08 9.63828051e+08 1.04537933e+09 9.83122401e+08] output: 58429312924672.36 heaveside: 1 erro: 1 pesos atualizado: [9.84482173e+08 9.01856490e+08 9.60433095e+08 9.27878425e+08 9.77458593e+08 1.03975515e+09 9.17015275e+08 1.03941381e+09 9.59222315e+08 9.53021140e+08 9.46713416e+08 9.63830183e+08 1.04538162e+09 9.83124570e+08] --------------------------- Amostra: 9700 x_atual: [4295.38 4008.21 4247.69 4126.67 4329.74 4606.67 4066.67 4597.95 4188.72 4214.87 4182.56 4262.05 4582.56 4351.28] pesos: [9.84482173e+08 9.01856490e+08 9.60433095e+08 9.27878425e+08 9.77458593e+08 1.03975515e+09 9.17015275e+08 1.03941381e+09 9.59222315e+08 9.53021140e+08 9.46713416e+08 9.63830183e+08 1.04538162e+09 9.83124570e+08] output: 58453273348482.016 heaveside: 1 erro: 1 pesos atualizado: [9.84484320e+08 9.01858494e+08 9.60435219e+08 9.27880489e+08 9.77460757e+08 1.03975746e+09 9.17017309e+08 1.03941611e+09 9.59224409e+08 9.53023248e+08 9.46715507e+08 9.63832314e+08 1.04538392e+09 9.83126746e+08] --------------------------- Amostra: 9701 x_atual: [4290.77 4007.69 4249.74 4109.74 4337.44 4615.38 4057.44 4614.87 4197.44 4223.59 4202.56 4268.21 4596.41 4353.85] pesos: [9.84484320e+08 9.01858494e+08 9.60435219e+08 9.27880489e+08 9.77460757e+08 1.03975746e+09 9.17017309e+08 1.03941611e+09 9.59224409e+08 9.53023248e+08 9.46715507e+08 9.63832314e+08 1.04538392e+09 9.83126746e+08] output: </text:span><text:soft-page-break/><text:span text:style-name="T2">58518911959858.664 heaveside: 1 erro: 1 pesos atualizado: [9.84486466e+08 9.01860498e+08 9.60437343e+08 9.27882544e+08 9.77462926e+08 1.03975977e+09 9.17019337e+08 1.03941842e+09 9.59226508e+08 9.53025360e+08 9.46717608e+08 9.63834448e+08 1.04538621e+09 9.83128922e+08] --------------------------- Amostra: 9702 x_atual: [4299.49 4005.13 4250.77 4114.36 4330.26 4601.03 4084.1 4614.36 4199.49 4231.28 4213.33 4288.21 4618.97 4360.51] pesos: [9.84486466e+08 9.01860498e+08 9.60437343e+08 9.27882544e+08 9.77462926e+08 1.03975977e+09 9.17019337e+08 1.03941842e+09 9.59226508e+08 9.53025360e+08 9.46717608e+08 9.63834448e+08 1.04538621e+09 9.83128922e+08] output: 58601471809472.51 heaveside: 1 sem erros --------------------------- Amostra: 9703 x_atual: [4298.46 4031.28 4238.46 4117.44 4351.79 4619.49 4086.15 4588.72 4192.31 4226.15 4198.97 4271.79 4592.31 4350.77] pesos: [9.84486466e+08 9.01860498e+08 9.60437343e+08 9.27882544e+08 9.77462926e+08 1.03975977e+09 9.17019337e+08 1.03941842e+09 9.59226508e+08 9.53025360e+08 9.46717608e+08 9.63834448e+08 1.04538621e+09 9.83128922e+08] output: 58551901313303.766 heaveside: 1 sem erros --------------------------- Amostra: 9704 x_atual: [4276.41 3998.97 4253.85 4129.74 4352.31 4617.44 4072.82 4612.82 4191.28 4222.05 4192.82 4258.97 4602.05 4335.38] pesos: [9.84486466e+08 9.01860498e+08 9.60437343e+08 9.27882544e+08 9.77462926e+08 1.03975977e+09 9.17019337e+08 1.03941842e+09 9.59226508e+08 9.53025360e+08 9.46717608e+08 9.63834448e+08 1.04538621e+09 9.83128922e+08] output: 58510428878818.86 heaveside: 1 sem erros --------------------------- Amostra: 9705 x_atual: [4284.1 4017.44 4230.26 4119.49 4342.05 4627.69 4093.85 4607.69 4211.28 4216.92 4186.15 4266.67 4576.92 4329.23] pesos: [9.84486466e+08 9.01860498e+08 9.60437343e+08 9.27882544e+08 9.77462926e+08 1.03975977e+09 9.17019337e+08 1.03941842e+09 9.59226508e+08 9.53025360e+08 9.46717608e+08 9.63834448e+08 1.04538621e+09 9.83128922e+08] output: 58500156528710.92 heaveside: 1 sem erros --------------------------- Amostra: 9706 x_atual: [4303.59 4010.26 4268.72 4105.13 4335.9 4618.46 4059.49 4618.97 4203.08 4241.03 4170.26 4275.9 4606.15 4364.1 ] pesos: [9.84486466e+08 9.01860498e+08 9.60437343e+08 9.27882544e+08 9.77462926e+08 1.03975977e+09 9.17019337e+08 1.03941842e+09 9.59226508e+08 9.53025360e+08 9.46717608e+08 9.63834448e+08 1.04538621e+09 9.83128922e+08] output: 58574893291951.36 heaveside: 1 sem erros --------------------------- Amostra: 9707 x_atual: [4248.72 4015.38 4245.13 4113.85 4346.67 4622.05 4053.33 4612.82 4177.95 4220. 4187.69 4254.36 4562.05 4312.82] pesos: [9.84486466e+08 9.01860498e+08 9.60437343e+08 9.27882544e+08 9.77462926e+08 1.03975977e+09 9.17019337e+08 1.03941842e+09 9.59226508e+08 9.53025360e+08 9.46717608e+08 9.63834448e+08 1.04538621e+09 9.83128922e+08] output: 58368221640294.64 heaveside: 1 sem erros --------------------------- Amostra: 9708 x_atual: [4212.31 3968.21 4213.33 4088.21 4329.74 4618.46 4078.97 4608.21 4205.13 4215.38 4169.23 4242.05 4541.54 4284.62] pesos: [9.84486466e+08 9.01860498e+08 9.60437343e+08 9.27882544e+08 9.77462926e+08 1.03975977e+09 9.17019337e+08 1.03941842e+09 9.59226508e+08 9.53025360e+08 9.46717608e+08 9.63834448e+08 1.04538621e+09 9.83128922e+08] output: 58177104867811.305 heaveside: 1 sem erros --------------------------- Amostra: 9709 x_atual: [4281.54 4031.79 4262.56 4118.97 4357.95 4633.33 4086.15 4637.44 4220.51 4238.97 4198.97 4284.62 4571.79 4354.87] pesos: [9.84486466e+08 9.01860498e+08 9.60437343e+08 9.27882544e+08 9.77462926e+08 1.03975977e+09 9.17019337e+08 1.03941842e+09 9.59226508e+08 9.53025360e+08 9.46717608e+08 9.63834448e+08 1.04538621e+09 9.83128922e+08] output: 58665535335695.59 heaveside: 1 sem erros --------------------------- Amostra: 9710 x_atual: [4293.85 4041.03 4263.59 4120. 4338.46 4627.18 4067.69 4599.49 4191.79 4209.74 4174.36 4268.72 4603.08 4338.97] pesos: [9.84486466e+08 9.01860498e+08 9.60437343e+08 9.27882544e+08 9.77462926e+08 1.03975977e+09 9.17019337e+08 1.03941842e+09 9.59226508e+08 9.53025360e+08 9.46717608e+08 9.63834448e+08 1.04538621e+09 9.83128922e+08] output: 58529161923708.12 heaveside: 1 sem erros --------------------------- Amostra: 9711 x_atual: [4295.9 4047.18 4263.08 4122.56 4346.15 4625.13 4068.72 4605.64 4209.23 4221.03 4177.44 4265.13 4603.08 4336.41] pesos: [9.84486466e+08 9.01860498e+08 9.60437343e+08 9.27882544e+08 9.77462926e+08 </text:span><text:soft-page-break/><text:span text:style-name="T2">1.03975977e+09 9.17019337e+08 1.03941842e+09 9.59226508e+08 9.53025360e+08 9.46717608e+08 9.63834448e+08 1.04538621e+09 9.83128922e+08] output: 58575761736005.734 heaveside: 1 sem erros --------------------------- Amostra: 9712 x_atual: [4300.51 4005.64 4263.59 4128.21 4356.92 4634.36 4087.18 4645.64 4228.21 4256.92 4227.18 4284.1 4626.15 4355.38] pesos: [9.84486466e+08 9.01860498e+08 9.60437343e+08 9.27882544e+08 9.77462926e+08 1.03975977e+09 9.17019337e+08 1.03941842e+09 9.59226508e+08 9.53025360e+08 9.46717608e+08 9.63834448e+08 1.04538621e+09 9.83128922e+08] output: 58787749353291.92 heaveside: 1 sem erros --------------------------- Amostra: 9713 x_atual: [4326.15 3972.82 4265.13 4094.87 4332.31 4621.54 4105.13 4641.54 4226.15 4234.36 4233.85 4309.74 4645.13 4389.23] pesos: [9.84486466e+08 9.01860498e+08 9.60437343e+08 9.27882544e+08 9.77462926e+08 1.03975977e+09 9.17019337e+08 1.03941842e+09 9.59226508e+08 9.53025360e+08 9.46717608e+08 9.63834448e+08 1.04538621e+09 9.83128922e+08] output: 58789421200374.695 heaveside: 1 erro: 1 pesos atualizado: [9.84488629e+08 9.01862484e+08 9.60439476e+08 9.27884591e+08 9.77465092e+08 1.03976208e+09 9.17021390e+08 1.03942074e+09 9.59228621e+08 9.53027477e+08 9.46719725e+08 9.63836603e+08 1.04538854e+09 9.83131117e+08] --------------------------- Amostra: 9714 x_atual: [4328.21 4011.28 4292.31 4149.23 4381.54 4662.05 4121.54 4662.05 4242.05 4255.9 4206.67 4303.59 4619.49 4377.95] pesos: [9.84488629e+08 9.01862484e+08 9.60439476e+08 9.27884591e+08 9.77465092e+08 1.03976208e+09 9.17021390e+08 1.03942074e+09 9.59228621e+08 9.53027477e+08 9.46719725e+08 9.63836603e+08 1.04538854e+09 9.83131117e+08] output: 58995645223505.09 heaveside: 1 erro: 1 pesos atualizado: [9.84490793e+08 9.01864490e+08 9.60441622e+08 9.27886666e+08 9.77467283e+08 1.03976441e+09 9.17023451e+08 1.03942307e+09 9.59230742e+08 9.53029605e+08 9.46721829e+08 9.63838755e+08 1.04539085e+09 9.83133306e+08] --------------------------- Amostra: 9715 x_atual: [4290.26 4016.92 4260. 4106.67 4328.21 4618.46 4085.13 4606.67 4193.85 4213.33 4182.56 4269.23 4580.51 4352.31] pesos: [9.84490793e+08 9.01864490e+08 9.60441622e+08 9.27886666e+08 9.77467283e+08 1.03976441e+09 9.17023451e+08 1.03942307e+09 9.59230742e+08 9.53029605e+08 9.46721829e+08 9.63838755e+08 1.04539085e+09 9.83133306e+08] output: 58495870100435.59 heaveside: 1 sem erros --------------------------- Amostra: 9716 x_atual: [4301.03 3997.95 4263.59 4104.62 4335.9 4630.26 4089.74 4620. 4206.67 4243.08 4210.26 4291.28 4610.26 4372.31] pesos: [9.84490793e+08 9.01864490e+08 9.60441622e+08 9.27886666e+08 9.77467283e+08 1.03976441e+09 9.17023451e+08 1.03942307e+09 9.59230742e+08 9.53029605e+08 9.46721829e+08 9.63838755e+08 1.04539085e+09 9.83133306e+08] output: 58667669297588.33 heaveside: 1 sem erros --------------------------- Amostra: 9717 x_atual: [4260.51 3997.95 4238.46 4115.38 4327.18 4620.51 4065.13 4598.46 4191.79 4220. 4173.85 4254.36 4576.92 4316.92] pesos: [9.84490793e+08 9.01864490e+08 9.60441622e+08 9.27886666e+08 9.77467283e+08 1.03976441e+09 9.17023451e+08 1.03942307e+09 9.59230742e+08 9.53029605e+08 9.46721829e+08 9.63838755e+08 1.04539085e+09 9.83133306e+08] output: 58354374125473.61 heaveside: 1 sem erros --------------------------- Amostra: 9718 x_atual: [4290.26 3992.82 4262.05 4106.15 4332.82 4614.87 4051.28 4618.46 4202.05 4240. 4197.44 4275.38 4602.56 4355.9 ] pesos: [9.84490793e+08 9.01864490e+08 9.60441622e+08 9.27886666e+08 9.77467283e+08 1.03976441e+09 9.17023451e+08 1.03942307e+09 9.59230742e+08 9.53029605e+08 9.46721829e+08 9.63838755e+08 1.04539085e+09 9.83133306e+08] output: 58537486632183.125 heaveside: 1 erro: 1 pesos atualizado: [9.84492938e+08 9.01866486e+08 9.60443753e+08 9.27888719e+08 9.77469450e+08 1.03976671e+09 9.17025476e+08 1.03942538e+09 9.59232843e+08 9.53031725e+08 9.46723927e+08 9.63840893e+08 1.04539315e+09 9.83135484e+08] --------------------------- Amostra: 9719 x_atual: [4302.05 4009.74 4274.36 4135.9 4348.72 4620.51 4072.31 4612.31 4202.56 4232.31 4210.26 4282.56 4612.82 4346.67] pesos: [9.84492938e+08 9.01866486e+08 9.60443753e+08 9.27888719e+08 9.77469450e+08 1.03976671e+09 9.17025476e+08 1.03942538e+09 9.59232843e+08 9.53031725e+08 9.46723927e+08 9.63840893e+08 1.04539315e+09 9.83135484e+08] output: 58652078370118.18 heaveside: 1 sem erros --------------------------- Amostra: 9720 x_atual: [4295.38 3998.97 4262.56 4124.1 4346.67 4627.69 </text:span><text:soft-page-break/><text:span text:style-name="T2">4057.95 4628.72 4211.79 4241.54 4213.33 4274.87 4606.67 4362.05] pesos: [9.84492938e+08 9.01866486e+08 9.60443753e+08 9.27888719e+08 9.77469450e+08 1.03976671e+09 9.17025476e+08 1.03942538e+09 9.59232843e+08 9.53031725e+08 9.46723927e+08 9.63840893e+08 1.04539315e+09 9.83135484e+08] output: 58644702738137.42 heaveside: 1 sem erros --------------------------- Amostra: 9721 x_atual: [4293.85 4003.59 4273.33 4113.33 4337.95 4616.41 4085.64 4614.87 4195.9 4227.18 4210.77 4286.15 4603.59 4368.72] pesos: [9.84492938e+08 9.01866486e+08 9.60443753e+08 9.27888719e+08 9.77469450e+08 1.03976671e+09 9.17025476e+08 1.03942538e+09 9.59232843e+08 9.53031725e+08 9.46723927e+08 9.63840893e+08 1.04539315e+09 9.83135484e+08] output: 58621316465955.336 heaveside: 1 erro: 1 pesos atualizado: [9.84495085e+08 9.01868488e+08 9.60445890e+08 9.27890775e+08 9.77471619e+08 1.03976902e+09 9.17027519e+08 1.03942769e+09 9.59234941e+08 9.53033838e+08 9.46726033e+08 9.63843036e+08 1.04539545e+09 9.83137668e+08] --------------------------- Amostra: 9722 x_atual: [4307.69 4049.23 4262.56 4121.54 4346.15 4627.69 4075.38 4617.95 4209.74 4235.9 4201.03 4277.95 4606.15 4352.82] pesos: [9.84495085e+08 9.01868488e+08 9.60445890e+08 9.27890775e+08 9.77471619e+08 1.03976902e+09 9.17027519e+08 1.03942769e+09 9.59234941e+08 9.53033838e+08 9.46726033e+08 9.63843036e+08 1.04539545e+09 9.83137668e+08] output: 58678549509307.94 heaveside: 1 sem erros --------------------------- Amostra: 9723 x_atual: [4366.67 4063.59 4329.23 4186.15 4379.49 4682.05 4115.9 4678.97 4261.03 4293.85 4262.05 4334.87 4667.69 4415.9 ] pesos: [9.84495085e+08 9.01868488e+08 9.60445890e+08 9.27890775e+08 9.77471619e+08 1.03976902e+09 9.17027519e+08 1.03942769e+09 9.59234941e+08 9.53033838e+08 9.46726033e+08 9.63843036e+08 1.04539545e+09 9.83137668e+08] output: 59406652991101.83 heaveside: 1 sem erros --------------------------- Amostra: 9724 x_atual: [4296.41 3998.97 4264.62 4131.79 4341.03 4616.92 4059.49 4614.36 4193.33 4230.26 4203.08 4282.05 4590.26 4350.77] pesos: [9.84495085e+08 9.01868488e+08 9.60445890e+08 9.27890775e+08 9.77471619e+08 1.03976902e+09 9.17027519e+08 1.03942769e+09 9.59234941e+08 9.53033838e+08 9.46726033e+08 9.63843036e+08 1.04539545e+09 9.83137668e+08] output: 58565249436456.44 heaveside: 1 erro: 1 pesos atualizado: [9.84497233e+08 9.01870487e+08 9.60448022e+08 9.27892841e+08 9.77473789e+08 1.03977133e+09 9.17029549e+08 1.03943000e+09 9.59237038e+08 9.53035954e+08 9.46728134e+08 9.63845177e+08 1.04539774e+09 9.83139844e+08] --------------------------- Amostra: 9725 x_atual: [4273.85 4005.64 4257.44 4120.51 4351.28 4624.1 4080. 4613.85 4196.92 4228.72 4194.87 4262.56 4590.77 4332.31] pesos: [9.84497233e+08 9.01870487e+08 9.60448022e+08 9.27892841e+08 9.77473789e+08 1.03977133e+09 9.17029549e+08 1.03943000e+09 9.59237038e+08 9.53035954e+08 9.46728134e+08 9.63845177e+08 1.04539774e+09 9.83139844e+08] output: 58525386795915.336 heaveside: 1 sem erros --------------------------- Amostra: 9726 x_atual: [4273.33 4002.05 4250.26 4118.46 4348.72 4608.21 4067.18 4605.13 4199.49 4236.92 4197.95 4284.1 4618.97 4349.23] pesos: [9.84497233e+08 9.01870487e+08 9.60448022e+08 9.27892841e+08 9.77473789e+08 1.03977133e+09 9.17029549e+08 1.03943000e+09 9.59237038e+08 9.53035954e+08 9.46728134e+08 9.63845177e+08 1.04539774e+09 9.83139844e+08] output: 58553066721763.625 heaveside: 1 erro: 1 pesos atualizado: [9.84499370e+08 9.01872488e+08 9.60450147e+08 9.27894901e+08 9.77475963e+08 1.03977364e+09 9.17031583e+08 1.03943230e+09 9.59239137e+08 9.53038072e+08 9.46730233e+08 9.63847319e+08 1.04540005e+09 9.83142018e+08] --------------------------- Amostra: 9727 x_atual: [4316.92 4015.9 4265.13 4102.56 4335.38 4602.56 4042.56 4596.92 4188.72 4232.82 4218.46 4275.38 4623.08 4363.59] pesos: [9.84499370e+08 9.01872488e+08 9.60450147e+08 9.27894901e+08 9.77475963e+08 1.03977364e+09 9.17031583e+08 1.03943230e+09 9.59239137e+08 9.53038072e+08 9.46730233e+08 9.63847319e+08 1.04540005e+09 9.83142018e+08] output: 58573293288635.266 heaveside: 1 erro: 1 pesos atualizado: [9.84501528e+08 9.01874496e+08 9.60452280e+08 9.27896952e+08 9.77478131e+08 1.03977594e+09 9.17033604e+08 1.03943460e+09 9.59241232e+08 9.53040188e+08 9.46732342e+08 9.63849456e+08 1.04540237e+09 9.83144200e+08] --------------------------- Amostra: 9728 x_atual: [4283.59 3995.9 4266.67 4122.56 4330.26 4614.36 4065.13 4604.1 4186.67 4221.03 4201.03 4278.97 4602.05 4352.82] pesos: </text:span><text:soft-page-break/><text:span text:style-name="T2">[9.84501528e+08 9.01874496e+08 9.60452280e+08 9.27896952e+08 9.77478131e+08 1.03977594e+09 9.17033604e+08 1.03943460e+09 9.59241232e+08 9.53040188e+08 9.46732342e+08 9.63849456e+08 1.04540237e+09 9.83144200e+08] output: 58519216861282.24 heaveside: 1 sem erros --------------------------- Amostra: 9729 x_atual: [4274.36 3981.54 4250.26 4102.05 4329.23 4622.56 4057.44 4640.51 4218.46 4226.67 4182.05 4271.28 4554.87 4331.28] pesos: [9.84501528e+08 9.01874496e+08 9.60452280e+08 9.27896952e+08 9.77478131e+08 1.03977594e+09 9.17033604e+08 1.03943460e+09 9.59241232e+08 9.53040188e+08 9.46732342e+08 9.63849456e+08 1.04540237e+09 9.83144200e+08] output: 58440689425029.28 heaveside: 1 erro: 1 pesos atualizado: [9.84503666e+08 9.01876487e+08 9.60454405e+08 9.27899003e+08 9.77480296e+08 1.03977825e+09 9.17035633e+08 1.03943692e+09 9.59243341e+08 9.53042302e+08 9.46734434e+08 9.63851592e+08 1.04540464e+09 9.83146366e+08] --------------------------- Amostra: 9730 x_atual: [4289.23 3989.74 4263.59 4113.33 4353.85 4625.13 4071.79 4614.87 4197.44 4229.74 4207.69 4262.05 4611.28 4339.49] pesos: [9.84503666e+08 9.01876487e+08 9.60454405e+08 9.27899003e+08 9.77480296e+08 1.03977825e+09 9.17035633e+08 1.03943692e+09 9.59243341e+08 9.53042302e+08 9.46734434e+08 9.63851592e+08 1.04540464e+09 9.83146366e+08] output: 58564552417616.766 heaveside: 1 sem erros --------------------------- Amostra: 9731 x_atual: [4347.18 4045.13 4321.54 4140.51 4363.08 4645.64 4100.51 4637.44 4208.21 4256.92 4230.26 4303.59 4626.67 4392.82] pesos: [9.84503666e+08 9.01876487e+08 9.60454405e+08 9.27899003e+08 9.77480296e+08 1.03977825e+09 9.17035633e+08 1.03943692e+09 9.59243341e+08 9.53042302e+08 9.46734434e+08 9.63851592e+08 1.04540464e+09 9.83146366e+08] output: 58998744225888.58 heaveside: 1 sem erros --------------------------- Amostra: 9732 x_atual: [4363.08 3996.92 4281.54 4135.9 4317.95 4601.54 4070.26 4597.95 4176.92 4226.15 4190.26 4300. 4653.85 4434.87] pesos: [9.84503666e+08 9.01876487e+08 9.60454405e+08 9.27899003e+08 9.77480296e+08 1.03977825e+09 9.17035633e+08 1.03943692e+09 9.59243341e+08 9.53042302e+08 9.46734434e+08 9.63851592e+08 1.04540464e+09 9.83146366e+08] output: 58738552942470.31 heaveside: 1 erro: 1 pesos atualizado: [9.84505847e+08 9.01878486e+08 9.60456546e+08 9.27901071e+08 9.77482455e+08 1.03978055e+09 9.17037668e+08 1.03943922e+09 9.59245430e+08 9.53044415e+08 9.46736529e+08 9.63853742e+08 1.04540697e+09 9.83148583e+08] --------------------------- Amostra: 9733 x_atual: [4292.31 4007.18 4255.9 4108.72 4346.15 4622.56 4065.13 4615.38 4202.05 4235.9 4201.54 4275.38 4591.79 4366.15] pesos: [9.84505847e+08 9.01878486e+08 9.60456546e+08 9.27901071e+08 9.77482455e+08 1.03978055e+09 9.17037668e+08 1.03943922e+09 9.59245430e+08 9.53044415e+08 9.46736529e+08 9.63853742e+08 1.04540697e+09 9.83148583e+08] output: 58579158025948.67 heaveside: 1 erro: 1 pesos atualizado: [9.84507993e+08 9.01880489e+08 9.60458674e+08 9.27903125e+08 9.77484628e+08 1.03978286e+09 9.17039700e+08 1.03944152e+09 9.59247531e+08 9.53046533e+08 9.46738629e+08 9.63855880e+08 1.04540927e+09 9.83150766e+08] --------------------------- Amostra: 9734 x_atual: [4315.38 4012.31 4272.31 4134.36 4363.08 4639.49 4069.74 4632.31 4216.41 4245.64 4227.18 4287.69 4625.64 4364.62] pesos: [9.84507993e+08 9.01880489e+08 9.60458674e+08 9.27903125e+08 9.77484628e+08 1.03978286e+09 9.17039700e+08 1.03944152e+09 9.59247531e+08 9.53046533e+08 9.46738629e+08 9.63855880e+08 1.04540927e+09 9.83150766e+08] output: 58795236886618.44 heaveside: 1 sem erros --------------------------- Amostra: 9735 x_atual: [4313.33 4011.28 4277.95 4122.05 4362.56 4632.31 4111.28 4638.97 4218.97 4250.26 4226.67 4289.23 4626.67 4386.15] pesos: [9.84507993e+08 9.01880489e+08 9.60458674e+08 9.27903125e+08 9.77484628e+08 1.03978286e+09 9.17039700e+08 1.03944152e+09 9.59247531e+08 9.53046533e+08 9.46738629e+08 9.63855880e+08 1.04540927e+09 9.83150766e+08] output: 58853431042084.01 heaveside: 1 erro: 1 pesos atualizado: [9.84510150e+08 9.01882495e+08 9.60460813e+08 9.27905186e+08 9.77486809e+08 1.03978518e+09 9.17041756e+08 1.03944384e+09 9.59249640e+08 9.53048658e+08 9.46740743e+08 9.63858024e+08 1.04541158e+09 9.83152959e+08] --------------------------- Amostra: 9736 x_atual: [4310.77 4040. 4262.56 4110.77 4344.62 4628.72 4077.44 4604.62 4196.41 4221.54 4211.79 4278.46 4620.51 4369.23] pesos: [9.84510150e+08 9.01882495e+08 9.60460813e+08 9.27905186e+08 9.77486809e+08 </text:span><text:soft-page-break/><text:span text:style-name="T2">1.03978518e+09 9.17041756e+08 1.03944384e+09 9.59249640e+08 9.53048658e+08 9.46740743e+08 9.63858024e+08 1.04541158e+09 9.83152959e+08] output: 58667133637508.42 heaveside: 1 sem erros --------------------------- Amostra: 9737 x_atual: [4273.85 3988.72 4246.67 4107.18 4331.79 4614.36 4058.46 4598.46 4176.92 4194.36 4184.1 4254.36 4579.49 4321.03] pesos: [9.84510150e+08 9.01882495e+08 9.60460813e+08 9.27905186e+08 9.77486809e+08 1.03978518e+09 9.17041756e+08 1.03944384e+09 9.59249640e+08 9.53048658e+08 9.46740743e+08 9.63858024e+08 1.04541158e+09 9.83152959e+08] output: 58330348565838.875 heaveside: 1 sem erros --------------------------- Amostra: 9738 x_atual: [4216.92 4045.13 4221.54 4134.36 4334.87 4620.51 4056.41 4591.28 4169.23 4182.56 4115.9 4213.33 4480. 4235.38] pesos: [9.84510150e+08 9.01882495e+08 9.60460813e+08 9.27905186e+08 9.77486809e+08 1.03978518e+09 9.17041756e+08 1.03944384e+09 9.59249640e+08 9.53048658e+08 9.46740743e+08 9.63858024e+08 1.04541158e+09 9.83152959e+08] output: 58015369406812.21 heaveside: 1 sem erros --------------------------- Amostra: 9739 x_atual: [4299.49 4007.69 4265.64 4110.26 4341.03 4617.44 4048.72 4610.26 4196.41 4241.03 4182.05 4268.72 4608.72 4370.26] pesos: [9.84510150e+08 9.01882495e+08 9.60460813e+08 9.27905186e+08 9.77486809e+08 1.03978518e+09 9.17041756e+08 1.03944384e+09 9.59249640e+08 9.53048658e+08 9.46740743e+08 9.63858024e+08 1.04541158e+09 9.83152959e+08] output: 58563378713408.34 heaveside: 1 sem erros --------------------------- Amostra: 9740 x_atual: [4268.21 3978.97 4252.31 4107.18 4325.64 4621.54 4051.79 4620. 4203.08 4208.21 4187.18 4275.38 4600. 4348.72] pesos: [9.84510150e+08 9.01882495e+08 9.60460813e+08 9.27905186e+08 9.77486809e+08 1.03978518e+09 9.17041756e+08 1.03944384e+09 9.59249640e+08 9.53048658e+08 9.46740743e+08 9.63858024e+08 1.04541158e+09 9.83152959e+08] output: 58449281487395.44 heaveside: 1 sem erros --------------------------- Amostra: 9741 x_atual: [4435.9 4060. 4315.38 4143.08 4358.46 4625.64 4086.67 4636.92 4224.62 4277.95 4274.87 4343.08 4755.38 4525.64] pesos: [9.84510150e+08 9.01882495e+08 9.60460813e+08 9.27905186e+08 9.77486809e+08 1.03978518e+09 9.17041756e+08 1.03944384e+09 9.59249640e+08 9.53048658e+08 9.46740743e+08 9.63858024e+08 1.04541158e+09 9.83152959e+08] output: 59439035842567.734 heaveside: 1 sem erros --------------------------- Amostra: 9742 x_atual: [4305.13 3971.79 4256.41 4097.95 4332.31 4600.51 4086.67 4615.9 4208.72 4239.49 4226.15 4285.64 4653.33 4400. ] pesos: [9.84510150e+08 9.01882495e+08 9.60460813e+08 9.27905186e+08 9.77486809e+08 1.03978518e+09 9.17041756e+08 1.03944384e+09 9.59249640e+08 9.53048658e+08 9.46740743e+08 9.63858024e+08 1.04541158e+09 9.83152959e+08] output: 58675078345067.484 heaveside: 1 erro: 1 pesos atualizado: [9.84512303e+08 9.01884481e+08 9.60462941e+08 9.27907235e+08 9.77488975e+08 1.03978748e+09 9.17043799e+08 1.03944615e+09 9.59251744e+08 9.53050778e+08 9.46742856e+08 9.63860167e+08 1.04541391e+09 9.83155159e+08] --------------------------- Amostra: 9743 x_atual: [4287.18 4020.51 4264.62 4107.18 4347.18 4629.23 4115.38 4633.33 4220.51 4238.97 4217.95 4295.38 4623.59 4350.77] pesos: [9.84512303e+08 9.01884481e+08 9.60462941e+08 9.27907235e+08 9.77488975e+08 1.03978748e+09 9.17043799e+08 1.03944615e+09 9.59251744e+08 9.53050778e+08 9.46742856e+08 9.63860167e+08 1.04541391e+09 9.83155159e+08] output: 58739717380958.79 heaveside: 1 erro: 1 pesos atualizado: [9.84514446e+08 9.01886491e+08 9.60465073e+08 9.27909289e+08 9.77491149e+08 1.03978979e+09 9.17045857e+08 1.03944847e+09 9.59253855e+08 9.53052897e+08 9.46744965e+08 9.63862315e+08 1.04541622e+09 9.83157335e+08] --------------------------- Amostra: 9744 x_atual: [4282.56 3988.72 4257.44 4104.62 4339.49 4618.46 4069.23 4629.74 4209.23 4232.31 4200. 4274.87 4578.97 4346.67] pesos: [9.84514446e+08 9.01886491e+08 9.60465073e+08 9.27909289e+08 9.77491149e+08 1.03978979e+09 9.17045857e+08 1.03944847e+09 9.59253855e+08 9.53052897e+08 9.46744965e+08 9.63862315e+08 1.04541622e+09 9.83157335e+08] output: 58527979946673.97 heaveside: 1 sem erros --------------------------- Amostra: 9745 x_atual: [4295.38 3962.05 4241.54 4107.18 4324.62 4611.28 4082.05 4607.69 4192.82 4227.18 4178.46 4280.51 4607.69 4368.21] pesos: [9.84514446e+08 9.01886491e+08 9.60465073e+08 9.27909289e+08 9.77491149e+08 1.03978979e+09 9.17045857e+08 1.03944847e+09 9.59253855e+08 9.53052897e+08 </text:span><text:soft-page-break/><text:span text:style-name="T2">9.46744965e+08 9.63862315e+08 1.04541622e+09 9.83157335e+08] output: 58486102209926.766 heaveside: 1 erro: 1 pesos atualizado: [9.84516594e+08 9.01888472e+08 9.60467194e+08 9.27911342e+08 9.77493311e+08 1.03979210e+09 9.17047898e+08 1.03945077e+09 9.59255951e+08 9.53055011e+08 9.46747054e+08 9.63864455e+08 1.04541852e+09 9.83159519e+08] --------------------------- Amostra: 9746 x_atual: [4427.69 4140. 4317.95 4187.18 4351.28 4626.67 4076.92 4615.9 4197.95 4225.13 4197.44 4304.1 4634.87 4457.95] pesos: [9.84516594e+08 9.01888472e+08 9.60467194e+08 9.27911342e+08 9.77493311e+08 1.03979210e+09 9.17047898e+08 1.03945077e+09 9.59255951e+08 9.53055011e+08 9.46747054e+08 9.63864455e+08 1.04541852e+09 9.83159519e+08] output: 59130815124876.34 heaveside: 1 sem erros --------------------------- Amostra: 9747 x_atual: [4331.28 3978.46 4247.69 4106.67 4348.72 4609.74 4073.33 4608.72 4207.69 4245.13 4209.23 4281.54 4599.49 4380.51] pesos: [9.84516594e+08 9.01888472e+08 9.60467194e+08 9.27911342e+08 9.77493311e+08 1.03979210e+09 9.17047898e+08 1.03945077e+09 9.59255951e+08 9.53055011e+08 9.46747054e+08 9.63864455e+08 1.04541852e+09 9.83159519e+08] output: 58621855565929.03 heaveside: 1 erro: 1 pesos atualizado: [9.84518759e+08 9.01890461e+08 9.60469318e+08 9.27913396e+08 9.77495485e+08 1.03979440e+09 9.17049935e+08 1.03945308e+09 9.59258055e+08 9.53057133e+08 9.46749159e+08 9.63866596e+08 1.04542082e+09 9.83161709e+08] --------------------------- Amostra: 9748 x_atual: [4292.31 4010.26 4257.95 4105.64 4336.92 4626.15 4067.18 4624.1 4197.95 4225.13 4194.36 4265.13 4597.95 4341.54] pesos: [9.84518759e+08 9.01890461e+08 9.60469318e+08 9.27913396e+08 9.77495485e+08 1.03979440e+09 9.17049935e+08 1.03945308e+09 9.59258055e+08 9.53057133e+08 9.46749159e+08 9.63866596e+08 1.04542082e+09 9.83161709e+08] output: 58538849678875.25 heaveside: 1 sem erros --------------------------- Amostra: 9749 x_atual: [4260.51 3990.26 4243.59 4107.18 4334.36 4604.1 4048.72 4599.49 4184.62 4207.69 4168.21 4253.33 4570.26 4324.1 ] pesos: [9.84518759e+08 9.01890461e+08 9.60469318e+08 9.27913396e+08 9.77495485e+08 1.03979440e+09 9.17049935e+08 1.03945308e+09 9.59258055e+08 9.53057133e+08 9.46749159e+08 9.63866596e+08 1.04542082e+09 9.83161709e+08] output: 58297567897989.375 heaveside: 1 sem erros --------------------------- Amostra: 9750 x_atual: [4330.77 3983.08 4275.9 4113.85 4350.26 4636.92 4087.18 4621.03 4213.33 4256.41 4225.13 4291.28 4642.56 4398.97] pesos: [9.84518759e+08 9.01890461e+08 9.60469318e+08 9.27913396e+08 9.77495485e+08 1.03979440e+09 9.17049935e+08 1.03945308e+09 9.59258055e+08 9.53057133e+08 9.46749159e+08 9.63866596e+08 1.04542082e+09 9.83161709e+08] output: 58818448532991.58 heaveside: 1 erro: 1 pesos atualizado: [9.84520925e+08 9.01892453e+08 9.60471456e+08 9.27915453e+08 9.77497661e+08 1.03979672e+09 9.17051978e+08 1.03945539e+09 9.59260162e+08 9.53059262e+08 9.46751271e+08 9.63868742e+08 1.04542314e+09 9.83163909e+08] --------------------------- Amostra: 9751 x_atual: [4388.21 4013.33 4264.62 4130.77 4360.51 4611.28 4085.64 4598.97 4193.85 4248.21 4224.1 4302.05 4645.64 4441.03] pesos: [9.84520925e+08 9.01892453e+08 9.60471456e+08 9.27915453e+08 9.77497661e+08 1.03979672e+09 9.17051978e+08 1.03945539e+09 9.59260162e+08 9.53059262e+08 9.46751271e+08 9.63868742e+08 1.04542314e+09 9.83163909e+08] output: 58893770882521.67 heaveside: 1 erro: 1 pesos atualizado: [9.84523119e+08 9.01894459e+08 9.60473588e+08 9.27917518e+08 9.77499841e+08 1.03979903e+09 9.17054021e+08 1.03945769e+09 9.59262259e+08 9.53061386e+08 9.46753383e+08 9.63870893e+08 1.04542547e+09 9.83166129e+08] --------------------------- Amostra: 9752 x_atual: [4270.26 3980. 4248.72 4105.13 4340. 4615.9 4058.97 4616.41 4193.33 4214.87 4186.67 4268.72 4585.64 4332.31] pesos: [9.84523119e+08 9.01894459e+08 9.60473588e+08 9.27917518e+08 9.77499841e+08 1.03979903e+09 9.17054021e+08 1.03945769e+09 9.59262259e+08 9.53061386e+08 9.46753383e+08 9.63870893e+08 1.04542547e+09 9.83166129e+08] output: 58417627548438.375 heaveside: 1 sem erros --------------------------- Amostra: 9753 x_atual: [4288.72 4015.38 4250.26 4108.21 4354.87 4634.36 4070.77 4610.26 4207.69 4246.15 4206.67 4269.74 4608.21 4350.77] pesos: [9.84523119e+08 9.01894459e+08 9.60473588e+08 9.27917518e+08 9.77499841e+08 1.03979903e+09 9.17054021e+08 1.03945769e+09 9.59262259e+08 9.53061386e+08 9.46753383e+08 9.63870893e+08 1.04542547e+09 9.83166129e+08] output: </text:span><text:soft-page-break/><text:span text:style-name="T2">58615456153442.44 heaveside: 1 sem erros --------------------------- Amostra: 9754 x_atual: [4290.77 4004.62 4261.54 4124.62 4335.9 4611.28 4043.08 4608.72 4189.74 4212.31 4189.74 4258.97 4587.18 4348.72] pesos: [9.84523119e+08 9.01894459e+08 9.60473588e+08 9.27917518e+08 9.77499841e+08 1.03979903e+09 9.17054021e+08 1.03945769e+09 9.59262259e+08 9.53061386e+08 9.46753383e+08 9.63870893e+08 1.04542547e+09 9.83166129e+08] output: 58464415018604.516 heaveside: 1 erro: 1 pesos atualizado: [9.84525264e+08 9.01896462e+08 9.60475719e+08 9.27919580e+08 9.77502009e+08 1.03980133e+09 9.17056043e+08 1.03945999e+09 9.59264353e+08 9.53063492e+08 9.46755478e+08 9.63873022e+08 1.04542776e+09 9.83168304e+08] --------------------------- Amostra: 9755 x_atual: [4312.82 4015.38 4277.44 4125.13 4333.33 4621.54 4067.18 4624.62 4209.23 4237.95 4208.21 4287.18 4625.13 4382.05] pesos: [9.84525264e+08 9.01896462e+08 9.60475719e+08 9.27919580e+08 9.77502009e+08 1.03980133e+09 9.17056043e+08 1.03945999e+09 9.59264353e+08 9.53063492e+08 9.46755478e+08 9.63873022e+08 1.04542776e+09 9.83168304e+08] output: 58718739788024.36 heaveside: 1 erro: 1 pesos atualizado: [9.84527421e+08 9.01898469e+08 9.60477858e+08 9.27921643e+08 9.77504175e+08 1.03980364e+09 9.17058076e+08 1.03946230e+09 9.59266458e+08 9.53065611e+08 9.46757582e+08 9.63875166e+08 1.04543007e+09 9.83170495e+08] --------------------------- Amostra: 9756 x_atual: [4287.18 3938.97 4244.1 4096.92 4316.92 4604.1 4070.26 4616.92 4212.31 4251.28 4191.79 4281.03 4671.28 4388.72] pesos: [9.84527421e+08 9.01898469e+08 9.60477858e+08 9.27921643e+08 9.77504175e+08 1.03980364e+09 9.17058076e+08 1.03946230e+09 9.59266458e+08 9.53065611e+08 9.46757582e+08 9.63875166e+08 1.04543007e+09 9.83170495e+08] output: 58576148991858.21 heaveside: 1 erro: 1 pesos atualizado: [9.84529564e+08 9.01900439e+08 9.60479980e+08 9.27923691e+08 9.77506334e+08 1.03980594e+09 9.17060111e+08 1.03946461e+09 9.59268564e+08 9.53067736e+08 9.46759678e+08 9.63877306e+08 1.04543241e+09 9.83172689e+08] --------------------------- Amostra: 9757 x_atual: [4288.21 3990.26 4258.97 4109.74 4330.77 4616.41 4051.79 4621.54 4204.1 4222.56 4194.36 4278.97 4605.64 4355.38] pesos: [9.84529564e+08 9.01900439e+08 9.60479980e+08 9.27923691e+08 9.77506334e+08 1.03980594e+09 9.17060111e+08 1.03946461e+09 9.59268564e+08 9.53067736e+08 9.46759678e+08 9.63877306e+08 1.04543241e+09 9.83172689e+08] output: 58527730877166.97 heaveside: 1 sem erros --------------------------- Amostra: 9758 x_atual: [4211.79 4015.9 4230.26 4107.69 4336.41 4623.08 4071.79 4605.64 4187.69 4225.13 4168.72 4240.51 4544.62 4265.13] pesos: [9.84529564e+08 9.01900439e+08 9.60479980e+08 9.27923691e+08 9.77506334e+08 1.03980594e+09 9.17060111e+08 1.03946461e+09 9.59268564e+08 9.53067736e+08 9.46759678e+08 9.63877306e+08 1.04543241e+09 9.83172689e+08] output: 58233241114565.99 heaveside: 1 erro: 1 pesos atualizado: [9.84531670e+08 9.01902447e+08 9.60482095e+08 9.27925745e+08 9.77508502e+08 1.03980826e+09 9.17062147e+08 1.03946691e+09 9.59270658e+08 9.53069849e+08 9.46761762e+08 9.63879426e+08 1.04543468e+09 9.83174821e+08] --------------------------- Amostra: 9759 x_atual: [4318.46 3996.92 4277.95 4108.21 4327.69 4613.85 4071.79 4632.82 4206.67 4234.36 4204.62 4283.08 4593.85 4366.15] pesos: [9.84531670e+08 9.01902447e+08 9.60482095e+08 9.27925745e+08 9.77508502e+08 1.03980826e+09 9.17062147e+08 1.03946691e+09 9.59270658e+08 9.53069849e+08 9.46761762e+08 9.63879426e+08 1.04543468e+09 9.83174821e+08] output: 58630502372772.0 heaveside: 1 erro: 1 pesos atualizado: [9.84533829e+08 9.01904445e+08 9.60484234e+08 9.27927799e+08 9.77510666e+08 1.03981056e+09 9.17064183e+08 1.03946923e+09 9.59272761e+08 9.53071966e+08 9.46763865e+08 9.63881568e+08 1.04543698e+09 9.83177005e+08] --------------------------- Amostra: 9760 x_atual: [4282.05 4022.05 4247.69 4108.21 4333.33 4615.38 4047.69 4604.62 4192.82 4226.67 4199.49 4266.15 4620. 4343.08] pesos: [9.84533829e+08 9.01904445e+08 9.60484234e+08 9.27927799e+08 9.77510666e+08 1.03981056e+09 9.17064183e+08 1.03946923e+09 9.59272761e+08 9.53071966e+08 9.46763865e+08 9.63881568e+08 1.04543698e+09 9.83177005e+08] output: 58506941550717.516 heaveside: 1 erro: 1 pesos atualizado: [9.84535970e+08 9.01906456e+08 9.60486358e+08 9.27929853e+08 9.77512833e+08 1.03981287e+09 9.17066207e+08 1.03947153e+09 9.59274858e+08 9.53074079e+08 9.46765965e+08 9.63883701e+08 1.04543929e+09 9.83179176e+08] --------------------------- </text:span><text:soft-page-break/><text:span text:style-name="T2">Amostra: 9761 x_atual: [4272.31 4016.41 4264.62 4125.64 4369.74 4643.59 4087.69 4646.15 4216.92 4244.62 4214.87 4276.92 4618.97 4336.41] pesos: [9.84535970e+08 9.01906456e+08 9.60486358e+08 9.27929853e+08 9.77512833e+08 1.03981287e+09 9.17066207e+08 1.03947153e+09 9.59274858e+08 9.53074079e+08 9.46765965e+08 9.63883701e+08 1.04543929e+09 9.83179176e+08] output: 58727139710811.664 heaveside: 1 sem erros --------------------------- Amostra: 9762 x_atual: [4296.92 3990.26 4266.15 4121.03 4327.69 4627.18 4083.59 4622.05 4208.72 4233.85 4203.59 4287.69 4595.38 4363.59] pesos: [9.84535970e+08 9.01906456e+08 9.60486358e+08 9.27929853e+08 9.77512833e+08 1.03981287e+09 9.17066207e+08 1.03947153e+09 9.59274858e+08 9.53074079e+08 9.46765965e+08 9.63883701e+08 1.04543929e+09 9.83179176e+08] output: 58621628838478.22 heaveside: 1 sem erros --------------------------- Amostra: 9763 x_atual: [4297.95 4009.74 4268.21 4141.54 4352.31 4634.87 4076.92 4635.9 4225.13 4238.46 4209.23 4269.23 4593.85 4350.26] pesos: [9.84535970e+08 9.01906456e+08 9.60486358e+08 9.27929853e+08 9.77512833e+08 1.03981287e+09 9.17066207e+08 1.03947153e+09 9.59274858e+08 9.53074079e+08 9.46765965e+08 9.63883701e+08 1.04543929e+09 9.83179176e+08] output: 58694541405835.77 heaveside: 1 sem erros --------------------------- Amostra: 9764 x_atual: [4270.77 3978.97 4250.77 4104.1 4318.46 4597.95 4052.82 4592.31 4161.03 4209.74 4189.23 4267.18 4573.85 4338.46] pesos: [9.84535970e+08 9.01906456e+08 9.60486358e+08 9.27929853e+08 9.77512833e+08 1.03981287e+09 9.17066207e+08 1.03947153e+09 9.59274858e+08 9.53074079e+08 9.46765965e+08 9.63883701e+08 1.04543929e+09 9.83179176e+08] output: 58307363533648.76 heaveside: 1 erro: 1 pesos atualizado: [9.84538106e+08 9.01908446e+08 9.60488483e+08 9.27931905e+08 9.77514992e+08 1.03981517e+09 9.17068233e+08 1.03947383e+09 9.59276938e+08 9.53076184e+08 9.46768059e+08 9.63885835e+08 1.04544157e+09 9.83181345e+08] --------------------------- Amostra: 9765 x_atual: [4333.33 4038.97 4297.44 4173.33 4382.05 4651.28 4100. 4642.05 4222.05 4241.03 4217.95 4310.77 4636.92 4392.31] pesos: [9.84538106e+08 9.01908446e+08 9.60488483e+08 9.27931905e+08 9.77514992e+08 1.03981517e+09 9.17068233e+08 1.03947383e+09 9.59276938e+08 9.53076184e+08 9.46768059e+08 9.63885835e+08 1.04544157e+09 9.83181345e+08] output: 59021294219714.56 heaveside: 1 erro: 1 pesos atualizado: [9.84540273e+08 9.01910465e+08 9.60490632e+08 9.27933992e+08 9.77517183e+08 1.03981750e+09 9.17070283e+08 1.03947615e+09 9.59279049e+08 9.53078305e+08 9.46770168e+08 9.63887990e+08 1.04544389e+09 9.83183541e+08] --------------------------- Amostra: 9766 x_atual: [4271.79 4031.79 4244.1 4121.03 4333.33 4603.08 4068.72 4613.85 4182.56 4196.92 4172.82 4248.72 4563.08 4323.59] pesos: [9.84540273e+08 9.01910465e+08 9.60490632e+08 9.27933992e+08 9.77517183e+08 1.03981750e+09 9.17070283e+08 1.03947615e+09 9.59279049e+08 9.53078305e+08 9.46770168e+08 9.63887990e+08 1.04544389e+09 9.83183541e+08] output: 58371635773951.45 heaveside: 1 sem erros --------------------------- Amostra: 9767 x_atual: [4295.9 3988.72 4277.95 4145.13 4346.67 4629.23 4087.69 4624.1 4203.08 4236.92 4208.72 4289.74 4615.38 4357.95] pesos: [9.84540273e+08 9.01910465e+08 9.60490632e+08 9.27933992e+08 9.77517183e+08 1.03981750e+09 9.17070283e+08 1.03947615e+09 9.59279049e+08 9.53078305e+08 9.46770168e+08 9.63887990e+08 1.04544389e+09 9.83183541e+08] output: 58699480508486.67 heaveside: 1 sem erros --------------------------- Amostra: 9768 x_atual: [4445.13 4017.95 4292.82 4121.54 4325.13 4591.79 4077.44 4628.72 4229.23 4273.33 4316.92 4350.77 4810.26 4552.82] pesos: [9.84540273e+08 9.01910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2-25T08:51:40.66</meta:creation-date>
    <meta:document-statistic meta:table-count="0" meta:image-count="0" meta:object-count="0" meta:page-count="15" meta:paragraph-count="2" meta:word-count="2" meta:character-count="65545"/>
    <dc:date>2020-02-25T09:15:30.45</dc:date>
    <meta:editing-duration>PT8M39S</meta:editing-duration>
    <meta:editing-cycles>1</meta:editing-cycles>
    <meta:generator>OpenOffice/4.1.2$Win32 OpenOffice.org_project/412m3$Build-9782</meta:generator>
  </office:meta>
</office:document-meta>
</file>